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color="#000080" draw:fill="solid" draw:fill-color="#b3b3b3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008000" draw:fill="gradient" draw:fill-gradient-name="From_20_a_20_Corner_20_1" draw:opacity="50%" draw:textarea-horizontal-align="justify" draw:textarea-vertical-align="middle" draw:auto-grow-height="false" fo:min-height="0cm" fo:min-width="0cm" draw:shadow-opacity="50%"/>
    </style:style>
    <style:style style:name="gr3" style:family="graphic" style:parent-style-name="standard">
      <style:graphic-properties svg:stroke-color="#000080" draw:fill="gradient" draw:fill-color="#4700b8" draw:fill-gradient-name="Gradient_20_1" draw:opacity="50%" draw:textarea-vertical-align="middle" draw:auto-grow-height="false" fo:min-height="0.749cm" fo:min-width="0.499cm" draw:shadow-opacity="50%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0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28pt" fo:font-style="italic" fo:text-shadow="1pt 1pt" fo:font-weight="bold"/>
    </style:style>
    <style:style style:name="P5" style:family="paragraph">
      <style:paragraph-properties fo:margin-left="0cm" fo:margin-right="0cm" fo:text-align="center" fo:text-indent="0cm"/>
      <style:text-properties fo:font-size="14pt" fo:font-style="normal" fo:text-shadow="none" fo:font-weight="bold"/>
    </style:style>
    <style:style style:name="T1" style:family="text">
      <style:text-properties fo:font-size="20pt" fo:font-weight="bold"/>
    </style:style>
    <style:style style:name="T2" style:family="text">
      <style:text-properties fo:font-size="20pt" fo:font-style="italic" fo:text-shadow="1pt 1pt" fo:font-weight="bold"/>
    </style:style>
    <style:style style:name="T3" style:family="text">
      <style:text-properties fo:font-size="14pt" fo:font-style="italic" fo:text-shadow="1pt 1pt" fo:font-weight="bold"/>
    </style:style>
    <style:style style:name="T4" style:family="text">
      <style:text-properties fo:font-size="14pt" fo:font-style="normal" fo:text-shadow="none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custom-shape draw:style-name="gr1" draw:text-style-name="P2" draw:layer="layout" svg:width="4.2cm" svg:height="1.5cm" svg:x="20.959cm" svg:y="1.959cm">
          <text:p text:style-name="P1"><text:span text:style-name="T1">MONITO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612.258494337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4.2cm" svg:height="1.5cm" svg:x="1.5cm" svg:y="2cm">
          <text:p text:style-name="P1"><text:span text:style-name="T1">CLIENT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612.258494337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4.2cm" svg:height="1.5cm" svg:x="1.5cm" svg:y="4.2cm">
          <text:p text:style-name="P1"><text:span text:style-name="T1">SERV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612.258494337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layer="layout" svg:width="6.5cm" svg:height="17.5cm" svg:x="1cm" svg:y="1.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342.408860175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4" draw:layer="layout" svg:width="12cm" svg:height="3cm" svg:x="8cm" svg:y="5.5cm">
          <text:p text:style-name="P1"><text:span text:style-name="T2">Post(</text:span><text:span text:style-name="T3"> evento + </text:span><text:span text:style-name="T4">datos evento</text:span><text:span text:style-name="T3"> </text:span><text:span text:style-name="T2">)</text:span></text:p>
          <draw:enhanced-geometry draw:text-areas="4000 ?f1 ?f5 ?f2" draw:glue-points="0 10800 21600 10800 ?f0 0 ?f0 21600" draw:type="mso-spt100" draw:modifiers="16895.6426538209 4001.86604465178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6.5cm" svg:height="17.5cm" svg:x="20.5cm" svg:y="1.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216.151361329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5" draw:layer="layout" svg:width="12cm" svg:height="3cm" svg:x="8cm" svg:y="11.7cm">
          <text:p text:style-name="P1"><text:span text:style-name="T4">respuesta</text:span></text:p>
          <draw:enhanced-geometry draw:mirror-horizontal="true" draw:text-areas="4000 ?f1 ?f5 ?f2" draw:glue-points="0 10800 21600 10800 ?f0 0 ?f0 21600" draw:type="mso-spt100" draw:modifiers="16895.6426538209 4001.86604465178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From_20_a_20_Corner_20_1" draw:display-name="From a Corner 1" draw:style="square" draw:cx="10%" draw:cy="10%" draw:start-color="#008000" draw:end-color="#ffffff" draw:start-intensity="100%" draw:end-intensity="100%" draw:angle="0" draw:border="0%"/>
    <draw:gradient draw:name="Gradient_20_1" draw:display-name="Gradient 1" draw:style="square" draw:cx="50%" draw:cy="50%" draw:start-color="#4700b8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Nimbus Sans L'" style:font-pitch-asian="variable" style:font-size-asian="24pt" style:language-asian="none" style:country-asian="none" style:font-family-complex="'Nimbus Sans L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Nimbus Sans L'" style:font-pitch-asian="variable" style:font-size-asian="18pt" style:font-style-asian="normal" style:font-weight-asian="normal" style:font-family-complex="'Nimbus Sans L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6-01-18T16:24:36</meta:creation-date>
    <dc:creator>Walter Pirri</dc:creator>
    <dc:date>2006-03-19T18:53:15</dc:date>
    <dc:language>es-ES</dc:language>
    <meta:editing-cycles>10</meta:editing-cycles>
    <meta:editing-duration>PT1H5M52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